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orgia, 'Times New Roman', Tim" svg:font-family="Georgia, 'Times New Roman', Tim"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fo:font-size="10.5pt" style:font-size-asian="10.5pt"/>
    </style:style>
    <style:style style:name="T3" style:parent-style-name="Policepardéfaut" style:family="text">
      <style:text-properties fo:font-weight="bold" style:font-weight-asian="bold" style:font-weight-complex="bold" fo:font-style="italic" style:font-style-asian="italic" style:font-style-complex="italic" fo:font-size="10.5pt" style:font-size-asian="10.5pt"/>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fo:font-size="10.5pt" style:font-size-asian="10.5pt"/>
    </style:style>
    <style:style style:name="T10" style:parent-style-name="Policepardéfaut" style:family="text">
      <style:text-properties fo:font-size="10.5pt" style:font-size-asian="10.5pt"/>
    </style:style>
    <style:style style:name="T11" style:parent-style-name="Policepardéfaut" style:family="text">
      <style:text-properties fo:font-size="10.5pt" style:font-size-asian="10.5pt"/>
    </style:style>
    <style:style style:name="T12" style:parent-style-name="Policepardéfaut" style:family="text">
      <style:text-properties fo:font-size="10.5pt" style:font-size-asian="10.5pt"/>
    </style:style>
    <style:style style:name="T13" style:parent-style-name="Policepardéfaut" style:family="text">
      <style:text-properties fo:font-weight="bold" style:font-weight-asian="bold" style:font-weight-complex="bold" fo:font-size="10.5pt" style:font-size-asian="10.5pt"/>
    </style:style>
    <style:style style:name="T14" style:parent-style-name="Policepardéfaut" style:family="text">
      <style:text-properties fo:font-size="10.5pt" style:font-size-asian="10.5pt"/>
    </style:style>
    <style:style style:name="T15" style:parent-style-name="Policepardéfaut" style:family="text">
      <style:text-properties fo:font-size="10.5pt" style:font-size-asian="10.5pt"/>
    </style:style>
    <style:style style:name="T16" style:parent-style-name="Policepardéfaut" style:family="text">
      <style:text-properties fo:font-size="10.5pt" style:font-size-asian="10.5pt"/>
    </style:style>
    <style:style style:name="T17" style:parent-style-name="Policepardéfaut" style:family="text">
      <style:text-properties fo:font-size="10.5pt" style:font-size-asian="10.5pt"/>
    </style:style>
    <style:style style:name="T18" style:parent-style-name="Policepardéfaut" style:family="text">
      <style:text-properties fo:font-size="10.5pt" style:font-size-asian="10.5pt"/>
    </style:style>
    <style:style style:name="T19" style:parent-style-name="Policepardéfaut" style:family="text">
      <style:text-properties fo:font-size="10.5pt" style:font-size-asian="10.5pt"/>
    </style:style>
    <style:style style:name="T20" style:parent-style-name="Policepardéfaut" style:family="text">
      <style:text-properties fo:font-size="10.5pt" style:font-size-asian="10.5pt"/>
    </style:style>
    <style:style style:name="T21" style:parent-style-name="Policepardéfaut" style:family="text">
      <style:text-properties fo:font-size="10.5pt" style:font-size-asian="10.5pt"/>
    </style:style>
    <style:style style:name="T22" style:parent-style-name="Policepardéfaut" style:family="text">
      <style:text-properties fo:font-size="10.5pt" style:font-size-asian="10.5pt"/>
    </style:style>
    <style:style style:name="T23" style:parent-style-name="Policepardéfaut" style:family="text">
      <style:text-properties fo:font-size="10.5pt" style:font-size-asian="10.5pt"/>
    </style:style>
    <style:style style:name="T24" style:parent-style-name="Policepardéfaut" style:family="text">
      <style:text-properties fo:font-size="10.5pt" style:font-size-asian="10.5pt"/>
    </style:style>
    <style:style style:name="T25" style:parent-style-name="Policepardéfaut" style:family="text">
      <style:text-properties fo:font-size="10.5pt" style:font-size-asian="10.5pt"/>
    </style:style>
    <style:style style:name="T26" style:parent-style-name="Policepardéfaut" style:family="text">
      <style:text-properties fo:font-size="10.5pt" style:font-size-asian="10.5pt"/>
    </style:style>
    <style:style style:name="T27" style:parent-style-name="Policepardéfaut" style:family="text">
      <style:text-properties fo:font-size="10.5pt" style:font-size-asian="10.5pt"/>
    </style:style>
    <style:style style:name="T28" style:parent-style-name="Policepardéfaut" style:family="text">
      <style:text-properties fo:font-size="10.5pt" style:font-size-asian="10.5pt"/>
    </style:style>
    <style:style style:name="T29" style:parent-style-name="Policepardéfaut" style:family="text">
      <style:text-properties fo:font-size="10.5pt" style:font-size-asian="10.5pt"/>
    </style:style>
    <style:style style:name="T30" style:parent-style-name="Policepardéfaut" style:family="text">
      <style:text-properties fo:font-size="10.5pt" style:font-size-asian="10.5pt"/>
    </style:style>
    <style:style style:name="T31" style:parent-style-name="Policepardéfaut" style:family="text">
      <style:text-properties style:font-name="Georgia, 'Times New Roman', Tim" fo:color="#7A7A7A" fo:font-size="10.5pt" style:font-size-asian="10.5pt"/>
    </style:style>
    <style:style style:name="T32" style:parent-style-name="Policepardéfaut" style:family="text">
      <style:text-properties style:font-name="Georgia, 'Times New Roman', Tim" fo:color="#7A7A7A" fo:font-size="10.5pt" style:font-size-asian="10.5pt"/>
    </style:style>
    <style:style style:name="T33" style:parent-style-name="Policepardéfaut" style:family="text">
      <style:text-properties style:font-name="Georgia, 'Times New Roman', Tim" fo:color="#000000" fo:font-size="10.5pt" style:font-size-asian="10.5pt"/>
    </style:style>
  </office:automatic-styles>
  <office:body>
    <office:text text:use-soft-page-breaks="true">
      <text:p text:style-name="P1"><text:span text:style-name="T2">«On ne renonce jamais aux chevaux. Ça fait 10 000 ans que les humains tentent de dresser les chevaux. Chaque humain recommence avec chaque cheval, le même travail, la même aventure […]. 10 000 ans qu’on tombe, 10 000 ans qu’on se relève, qu’on invente les voitures, les avions et pourtant, on continue de monter à cheval.»<text:s/></text:span><text:span text:style-name="T3">* italique*</text:span></text:p>
      <text:p text:style-name="Standard"/>
      <text:p text:style-name="Standard">Le cheval est une thérapie pour l’homme. Ne perdons pas de vue que le poids du cheval est en moyenne de 500Kg. Cet animal est capable de nous tuer (rappelons-le, par réflexe instinctif de défense) mais ne le fait pas même face à la colère de l’homme. C’est un animal humble qui vous apprendra beaucoup sur lui et encore plus sur vous-même. Si le cheval nous porte, c’est parce qu’il est gentil.<text:s/>Ils nous supportent<text:s/>et nous font parfois don d’une toute petite part de leur grâce. L’humain n’a rien inventé.</text:p>
      <text:p text:style-name="Standard"/>
      <text:p text:style-name="Standard"><text:span text:style-name="T4">« Un cheval, il ne faut pas le forcer, il faut le comprendre »</text:span><text:s/>Cette phrase souligne l’importance de la patience et de l’écoute, non seulement avec les chevaux, mais aussi dans la vie en général. Il est essentiel de comprendre plutôt que de contraindre pour avancer et réussir.</text:p>
      <text:p text:style-name="Standard"/>
      <text:p text:style-name="Standard"><text:span text:style-name="T5">« Il faut se relever après être<text:s/></text:span><text:span text:style-name="T6">tombé</text:span><text:span text:style-name="T7"><text:s/>»</text:span>. En équitation comme dans la vie, il faut savoir surmonter ses échecs même après une chute. Qu’elle soit physique ou émotionnelle.</text:p>
      <text:p text:style-name="Standard"/>
      <text:p text:style-name="Standard"><text:span text:style-name="T8">« Les chevaux ne nous jugent pas, ils nous acceptent tel que nous sommes »</text:span>, Cela montre l’acceptation inconditionnelle du cheval, une réflexion sur l’importance de l’acceptation de soi et sur le fait d’être soi-même.</text:p>
      <text:p text:style-name="Standard"/>
      <text:p text:style-name="Standard">Le cheval nous apprendra aussi à lâcher prise, à se laisser guider, faire confiance et se laisser porter par les bonnes personnes dans les moments de doute.</text:p>
      <text:p text:style-name="Standard"/>
      <text:p text:style-name="Standard"><text:span text:style-name="T9">L’APPROCHE DU CHEVAL</text:span></text:p>
      <text:p text:style-name="Standard"><text:span text:style-name="T10">Il faut savoir que le cheval est une proie, et que nous sommes pour lui des prédateurs. On ne fonce pas sur eux, ce sont les prédateurs qui foncent sur leur proie. Lorsque vous abordez un cheval, il est important de le laisser venir à vous, ne serait-ce qu’un pas, un regard. Au box comme à l’extérieur, l’environnement du cheval se respecte.<text:s/></text:span><text:span text:style-name="T11">On n’entre pas</text:span><text:span text:style-name="T12"><text:s/>dans l’espace du cheval comme on entre chez soi. Il faut apprendre à observer les signaux que le cheval vous enverra et de les respecter, et de demander la permission poliment. On ne le rappellera jamais assez, mais contraindre un cheval poussera à l’avenir à des comportements problématiques de sa part.</text:span></text:p>
      <text:p text:style-name="Standard"/>
      <text:p text:style-name="Standard"><text:span text:style-name="T13">COMPRENDRE SON COMPORTEMENT</text:span></text:p>
      <text:p text:style-name="Standard"><text:span text:style-name="T14">Nous avons beaucoup d’exemples de personnes souhaitant posséder un cheval parce qu’ils ont eu un coup de cœur pour lui, mais ce coup de cœur, est-il réellement bienveillant ? <text:s/>L’amour que cette personne va ressentir, est-ce purement inconditionnel ou est-ce juste l’amour de l’effet et des sensations que le cheval va lui apporter ?</text:span></text:p>
      <text:p text:style-name="Standard"/>
      <text:p text:style-name="Standard"><text:span text:style-name="T15">J’ai pour exemple cette jeune fille qui tait apprentie dans l’écurie où je travaillais, qui s’est amourachée d’un jeune cheval de 4 ans, qui l’achète et qui se retrouve confrontée à des problèmes qu’elle-même a<text:s/></text:span><text:span text:style-name="T16">créés</text:span><text:span text:style-name="T17"><text:s/>sans s’en rendre compte. A trop « aimer » ce cheval, elle l’a premièrement acheté sans penser à l’endroit où elle pourrait le loger.<text:s/></text:span><text:span text:style-name="T18">Ce n’est pas</text:span><text:span text:style-name="T19"><text:s/>grave, sa famille possède des terrains et sont d’accord pour lui prêter une pâture. Le cheval se retrouvera donc seul dans cette immense parcelle. Sans parler du coût d’entretien du cheval et de son environnement, nous constatons, tant que le cheval est encore aux écuries avec elle, que le comportement du cheval se « dégrade<text:s/></text:span><text:span text:style-name="T20">».</text:span><text:span text:style-name="T21"><text:s/>Étant donné qu’elle seule s’en</text:span><text:span text:style-name="T22"><text:s/>occupe, le cheval ne respecte plus l’homme en marche en main au licol lorsqu’on doit le déplacer. Il nous fonce dedans, nous dépasse et nous embarque ou se « fait traîner ». Il est en plus de ça très réactif<text:s/></text:span><text:span text:style-name="T23">aux moindres bruits</text:span><text:span text:style-name="T24"><text:s/>et n’hésite pas à s’échapper. Ce qui peut montrer qu’il n’est plus en confiance avec l’humain et que l’humain n’est plus une référence de sécurité pour lui.</text:span></text:p>
      <text:p text:style-name="Standard"><text:span text:style-name="T25">Alors, je pense qu’il est aussi de la responsabilité du vendeur de prêter attention à qui le cheval sera vendu, dans quelles c</text:span><text:span text:style-name="T26">onditions le cheval sera<text:s/></text:span><text:span text:style-name="T27">accueilli</text:span><text:span text:style-name="T28">, si les futurs acquéreurs peuvent subvenir financièrement aux soins vétérinaire, maréchal du cheval et à son futur<text:s/></text:span><text:span text:style-name="T29">environnement.</text:span></text:p>
      <text:p text:style-name="Standard"/>
      <text:p text:style-name="Standard"><text:span text:style-name="T30">Vous pouvez retrouver plusieurs autres histoires dans les sections « </text:span><text:span text:style-name="T31">La maltraitance normalisée</text:span><text:span text:style-name="T32"><text:line-break/>dans ces domaines... »<text:s/></text:span><text:span text:style-name="T33">sur la page d’accuei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Georgia, 'Times New Roman', Tim" svg:font-family="Georgia, 'Times New Roman', Tim"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gathe Denhaerynck</meta:initial-creator>
    <dc:creator>Agathe Denhaerynck</dc:creator>
    <meta:creation-date>2025-04-06T09:34:00Z</meta:creation-date>
    <dc:date>2025-04-09T19:50:00Z</dc:date>
    <meta:template xlink:href="Normal.dotm" xlink:type="simple"/>
    <meta:editing-cycles>2</meta:editing-cycles>
    <meta:editing-duration>PT19200S</meta:editing-duration>
    <meta:document-statistic meta:page-count="1" meta:paragraph-count="8" meta:word-count="655" meta:character-count="4252" meta:row-count="30" meta:non-whitespace-character-count="3605"/>
  </office:meta>
</office:document-meta>
</file>